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4545" fo:font-size="9pt" style:font-size-asian="9pt" style:font-size-complex="9pt"/>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5" style:family="paragraph" style:parent-style-name="Standard" style:master-page-name="Standard">
      <style:paragraph-properties style:page-number="1"/>
    </style:style>
    <style:style style:name="T1" style:family="text">
      <style:text-properties fo:color="#454545" fo:font-size="9pt" style:text-underline-style="solid" style:text-underline-width="auto" style:text-underline-color="font-color" fo:font-weight="bold" style:font-size-asian="9pt" style:font-weight-asian="bold" style:font-size-complex="9pt"/>
    </style:style>
    <style:style style:name="T2" style:family="text">
      <style:text-properties fo:color="#454545" fo:font-size="9pt" style:text-underline-style="solid" style:text-underline-width="auto" style:text-underline-color="font-color" style:font-size-asian="9pt" style:font-size-complex="9pt"/>
    </style:style>
    <style:style style:name="T3" style:family="text">
      <style:text-properties fo:color="#454545"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sponsive Web Design Principles</text:span></text:p>
      <text:p text:style-name="P1"/>
      <text:p text:style-name="Standard"><text:span text:style-name="T2">Media Query</text:span></text:p>
      <text:p text:style-name="P1"/>
      <text:p text:style-name="Standard"><text:span text:style-name="T3">Media Queries are a technique introduced in CSS3. It can change the presentation of content based on different viewport sizes. The viewpoint is a user’s visible area of a web page, and is different depending on the device used to access the site.</text:span></text:p>
      <text:p text:style-name="Standard"><text:span text:style-name="T3">Media Queries consist of a media type, and if that media type matches the type of device the document is displayed on, the styles are applied. You can have as many selectors and styles inside your media query as you want.</text:span></text:p>
      <text:p text:style-name="P1"/>
      <text:p text:style-name="Standard"><text:span text:style-name="T3">&lt;style&gt;</text:span></text:p>
      <text:p text:style-name="Standard"><text:span text:style-name="T3"><text:s text:c="2"/>p {</text:span></text:p>
      <text:p text:style-name="Standard"><text:span text:style-name="T3"><text:s text:c="4"/>font-size: 20px;</text:span></text:p>
      <text:p text:style-name="Standard"><text:span text:style-name="T3"><text:s text:c="2"/>}</text:span></text:p>
      <text:p text:style-name="Standard"><text:span text:style-name="T3">@media (max-height: 800px){</text:span></text:p>
      <text:p text:style-name="Standard"><text:span text:style-name="T3"><text:s text:c="2"/>p {</text:span></text:p>
      <text:p text:style-name="Standard"><text:span text:style-name="T3"><text:s text:c="4"/>font-size: 10px;</text:span></text:p>
      <text:p text:style-name="Standard"><text:span text:style-name="T3"><text:s text:c="2"/>}</text:span></text:p>
      <text:p text:style-name="Standard"><text:span text:style-name="T3">}</text:span></text:p>
      <text:p text:style-name="Standard"><text:span text:style-name="T3">&lt;/style&gt;</text:span></text:p>
      <text:p text:style-name="P1"/>
      <text:p text:style-name="Standard"><text:span text:style-name="T3">This piece of code uses a media query (@media) to change the font size of the paragraph (p) to 10 pixels, when the devices heigh is less than or equal to 800 pixels.</text:span></text:p>
      <text:p text:style-name="P1"/>
      <text:p text:style-name="Standard"><text:span text:style-name="T2">Responsive Images</text:span></text:p>
      <text:p text:style-name="P1"/>
      <text:p text:style-name="Standard"><text:span text:style-name="T3">Making images responsive with CSS is actually very simple. You just need to add these properties to an image:</text:span></text:p>
      <text:p text:style-name="Standard"><text:span text:style-name="T3">img {</text:span></text:p>
      <text:p text:style-name="Standard"><text:span text:style-name="T3"><text:s text:c="2"/>max-width: 100%;</text:span></text:p>
      <text:p text:style-name="Standard"><text:soft-page-break/><text:span text:style-name="T3"><text:s text:c="2"/>height: auto;</text:span></text:p>
      <text:p text:style-name="Standard"><text:span text:style-name="T3">}</text:span></text:p>
      <text:p text:style-name="Standard"><text:span text:style-name="T3">The max-width of 100% will make sure the image is never wider than the container it is in, and the height of auto will make the image keep its original aspect ratio.</text:span></text:p>
      <text:p text:style-name="P1"/>
      <text:p text:style-name="P1"/>
      <text:p text:style-name="Standard"><text:span text:style-name="T3">Instead of using em or px to size text, you can use viewport units for responsive typography. Viewport units, like percentages, are relative units, but they are based off different items. Viewport units are relative to the viewport dimensions (width or height) of a device, and percentages are relative to the size of the parent container element.</text:span></text:p>
      <text:p text:style-name="Standard"><text:span text:style-name="T3">The four different viewport units are:</text:span></text:p>
      <text:list xml:id="list2892076074" text:style-name="WWNum1">
        <text:list-item>
          <text:p text:style-name="P2"><text:span text:style-name="T3">vw (viewport width): 10vw would be 10% of the viewport's width.</text:span></text:p>
        </text:list-item>
        <text:list-item>
          <text:p text:style-name="P3"><text:span text:style-name="T3">vh (viewport height): 3vh would be 3% of the viewport's height.</text:span></text:p>
        </text:list-item>
        <text:list-item>
          <text:p text:style-name="P3"><text:span text:style-name="T3">vmin (viewport minimum): 70vmin would be 70% of the viewport's smaller dimension (height or width).</text:span></text:p>
        </text:list-item>
        <text:list-item>
          <text:p text:style-name="P4"><text:span text:style-name="T3">vmax (viewport maximum): 100vmax would be 100% of the viewport's bigger dimension (height or width).</text:span></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318" meta:character-count="1818" meta:non-whitespace-character-count="1512"/>
    <meta:generator>LibreOfficeDev/6.0.5.2$Linux_X86_64 LibreOffice_project/</meta:generator>
  </office:meta>
</office:document-meta>
</file>